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'qwen3-vl-32b-instruct-mlx': [{'nb_tokens_attendus': '512', 'duree_totale': 7.468737363815308, 'ttft': 4.200982332229614, 'reponse_courte': "It looks like you've pasted a long string of the w..."}, {'nb_tokens_attendus': '1k', 'duree_totale': 8.907054424285889, 'ttft': 5.568598985671997, 'reponse_courte': "It looks like you've pasted a very long string of ..."}, {'nb_tokens_attendus': '2k', 'duree_totale': 12.619050741195679, 'ttft': 9.954965353012085, 'reponse_courte': "It looks like you've pasted a long string of the w..."}, {'nb_tokens_attendus': '4k', 'duree_totale': 21.435038089752197, 'ttft': 17.894428968429565, 'reponse_courte': "I see you've posted a very long string of the lett..."}, {'nb_tokens_attendus': '16k', 'duree_totale': 85.57357931137085, 'ttft': 81.13629150390625, 'reponse_courte': '```python\n# -*- coding: utf-8 -*-\nimport numpy as ...'}, {'nb_tokens_attendus': '32k', 'duree_totale': 200.76344513893127, 'ttft': 194.96643114089966, 'reponse_courte': 'ollollollollollollollollollollollollollollollollol...'}, {'nb_tokens_attendus': '48k', 'duree_totale': 0, 'ttft': 0, 'reponse_courte': 'Erreur de connexion : Response ended prematurely |...'}, {'nb_tokens_attendus': '64k', 'duree_totale': 0, 'ttft': 0, 'reponse_courte': 'Erreur de connexion : Response ended prematurely |...'}, {'nb_tokens_attendus': '96k', 'duree_totale': 0, 'ttft': 0, 'reponse_courte': 'Erreur de connexion : Response ended prem<text:tab/>aturely |...'}]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7T16:31:34.147622546</meta:creation-date>
    <dc:date>2026-03-27T16:57:25.540500738</dc:date>
    <meta:editing-duration>PT15M41S</meta:editing-duration>
    <meta:editing-cycles>1</meta:editing-cycles>
    <meta:document-statistic meta:table-count="0" meta:image-count="0" meta:object-count="0" meta:page-count="1" meta:paragraph-count="1" meta:word-count="142" meta:character-count="1452" meta:non-whitespace-character-count="1311"/>
    <meta:generator>LibreOffice/6.0.7.3$Linux_X86_64 LibreOffice_project/00m0$Build-3</meta:generator>
  </office:meta>
</office:document-meta>
</file>